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10.165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4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MD-DEV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efs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Optional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code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3, C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60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= 6.3 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3013436" calcext:value-type="float">
            <text:p>3013436</text:p>
          </table:table-cell>
          <table:table-cell office:value-type="string" calcext:value-type="string">
            <text:p>963-JMK107BB7475KA-T</text:p>
          </table:table-cell>
        </table:table-row>
        <table:table-row table:style-name="ro1">
          <table:table-cell office:value-type="string" calcext:value-type="string">
            <text:p>C5, C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6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= 6.3 V</text:p>
          </table:table-cell>
          <table:table-cell office:value-type="string" calcext:value-type="string">
            <text:p>C5: No. C6: Yes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2581044" calcext:value-type="float">
            <text:p>2581044</text:p>
          </table:table-cell>
          <table:table-cell office:value-type="string" calcext:value-type="string">
            <text:p>710-885012206020</text:p>
          </table:table-cell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f &lt;= 3 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3265380" calcext:value-type="float">
            <text:p>3265380</text:p>
          </table:table-cell>
          <table:table-cell office:value-type="string" calcext:value-type="string">
            <text:p>710-150060RS55040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10 pin he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.27 mm pitch, 2x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1577743" calcext:value-type="float">
            <text:p>1577743</text:p>
          </table:table-cell>
          <table:table-cell office:value-type="string" calcext:value-type="string">
            <text:p>200-MTMS10502TD002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 Micro-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Wuerth</text:p>
          </table:table-cell>
          <table:table-cell office:value-type="string" calcext:value-type="string">
            <text:p>629105150521</text:p>
          </table:table-cell>
          <table:table-cell office:value-type="float" office:value="2470822" calcext:value-type="float">
            <text:p>2470822</text:p>
          </table:table-cell>
          <table:table-cell office:value-type="string" calcext:value-type="string">
            <text:p>710-629105150521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60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pull u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2694880" calcext:value-type="float">
            <text:p>2694880</text:p>
          </table:table-cell>
          <table:table-cell office:value-type="string" calcext:value-type="string">
            <text:p>755-SFR03EZPF4701</text:p>
          </table:table-cell>
        </table:table-row>
        <table:table-row table:style-name="ro1">
          <table:table-cell office:value-type="string" calcext:value-type="string">
            <text:p>R3-R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60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rent limit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2447339" calcext:value-type="float">
            <text:p>2447339</text:p>
          </table:table-cell>
          <table:table-cell office:value-type="string" calcext:value-type="string">
            <text:p>603-RC0603JR-07330RL</text:p>
          </table:table-cell>
        </table:table-row>
        <table:table-row table:style-name="ro1">
          <table:table-cell office:value-type="string" calcext:value-type="string">
            <text:p>SW1, SW2, SW3</text:p>
          </table:table-cell>
          <table:table-cell office:value-type="string" calcext:value-type="string">
            <text:p>Switch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KMR2232G</text:p>
          </table:table-cell>
          <table:table-cell office:value-type="float" office:value="2845730" calcext:value-type="float">
            <text:p>2845730</text:p>
          </table:table-cell>
          <table:table-cell office:value-type="string" calcext:value-type="string">
            <text:p>688-SKRKAEE02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AMD11D14A</text:p>
          </table:table-cell>
          <table:table-cell office:value-type="string" calcext:value-type="string">
            <text:p>SOIC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SAMD11D14A-SSUT</text:p>
          </table:table-cell>
          <table:table-cell office:value-type="float" office:value="2475666" calcext:value-type="float">
            <text:p>2475666</text:p>
          </table:table-cell>
          <table:table-cell office:value-type="string" calcext:value-type="string">
            <text:p>556-ATSAMD11D14ASSUT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P1700T-33</text:p>
          </table:table-cell>
          <table:table-cell office:value-type="string" calcext:value-type="string">
            <text:p>SOT-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1700T-3302E/TT</text:p>
          </table:table-cell>
          <table:table-cell office:value-type="float" office:value="1296592" calcext:value-type="float">
            <text:p>1296592</text:p>
          </table:table-cell>
          <table:table-cell office:value-type="string" calcext:value-type="string">
            <text:p>579-MCP1700T3302E/TT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OT-23-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SD protec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USBLC6-2SC6</text:p>
          </table:table-cell>
          <table:table-cell office:value-type="float" office:value="1269406" calcext:value-type="float">
            <text:p>1269406</text:p>
          </table:table-cell>
          <table:table-cell office:value-type="string" calcext:value-type="string">
            <text:p>511-USBLC6-2SC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6:09:16.726762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10T12:25:49.805400998</meta:creation-date>
    <dc:date>2020-11-10T16:15:51.975766168</dc:date>
    <meta:editing-duration>P1DT5H19M58S</meta:editing-duration>
    <meta:editing-cycles>11</meta:editing-cycles>
    <meta:generator>LibreOffice/7.0.3.1$Linux_X86_64 LibreOffice_project/00$Build-1</meta:generator>
    <meta:document-statistic meta:table-count="1" meta:cell-count="117" meta:object-count="0"/>
  </office:meta>
</office:document-meta>
</file>